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in"/>
    </style:style>
    <style:style style:name="co4" style:family="table-column">
      <style:table-column-properties fo:break-before="auto" style:column-width="4.513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4.5457in"/>
    </style:style>
    <style:style style:name="co7" style:family="table-column">
      <style:table-column-properties fo:break-before="auto" style:column-width="2.5409in"/>
    </style:style>
    <style:style style:name="co8" style:family="table-column">
      <style:table-column-properties fo:break-before="auto" style:column-width="5.0173in"/>
    </style:style>
    <style:style style:name="co9" style:family="table-column">
      <style:table-column-properties fo:break-before="auto" style:column-width="3.5484in"/>
    </style:style>
    <style:style style:name="co10" style:family="table-column">
      <style:table-column-properties fo:break-before="auto" style:column-width="1.5in"/>
    </style:style>
    <style:style style:name="co11" style:family="table-column">
      <style:table-column-properties fo:break-before="auto" style:column-width="3.9665in"/>
    </style:style>
    <style:style style:name="co12" style:family="table-column">
      <style:table-column-properties fo:break-before="auto" style:column-width="1.0181in"/>
    </style:style>
    <style:style style:name="co13" style:family="table-column">
      <style:table-column-properties fo:break-before="auto" style:column-width="2.8193in"/>
    </style:style>
    <style:style style:name="co14" style:family="table-column">
      <style:table-column-properties fo:break-before="auto" style:column-width="1.1472in"/>
    </style:style>
    <style:style style:name="co15" style:family="table-column">
      <style:table-column-properties fo:break-before="auto" style:column-width="1.275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ooo:tab-color="#99ffff"/>
    </style:style>
    <style:style style:name="ta2" style:family="table" style:master-page-name="Default">
      <style:table-properties table:display="true" style:writing-mode="lr-tb" tableooo:tab-color="#00ff66"/>
    </style:style>
    <style:style style:name="ta3" style:family="table" style:master-page-name="Default">
      <style:table-properties table:display="true" style:writing-mode="lr-tb" tableooo:tab-color="#ff9999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ooo:tab-color="#9933ff"/>
    </style:style>
    <number:number-style style:name="N10000" number:language="en" number:country="US">
      <number:number number:min-integer-digits="1"/>
    </number:number-style>
    <style:style style:name="ce57" style:family="table-cell" style:parent-style-name="Default">
      <style:table-cell-properties fo:background-color="#99ffff"/>
      <style:text-properties fo:font-size="14pt" style:font-size-asian="14pt" style:font-size-complex="14pt"/>
    </style:style>
    <style:style style:name="ce45" style:family="table-cell" style:parent-style-name="Default">
      <style:text-properties fo:font-size="14pt" style:font-size-asian="14pt" style:font-size-complex="14pt"/>
    </style:style>
    <style:style style:name="ce56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50" style:family="table-cell" style:parent-style-name="Default"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60" style:family="table-cell" style:parent-style-name="Default">
      <style:table-cell-properties fo:background-color="#ff9999"/>
      <style:text-properties fo:font-size="14pt" style:font-size-asian="14pt" style:font-size-complex="14pt"/>
    </style:style>
    <style:style style:name="ce63" style:family="table-cell" style:parent-style-name="Default" style:data-style-name="N10000">
      <style:table-cell-properties fo:background-color="transparent"/>
      <style:text-properties fo:font-size="14pt" style:font-size-asian="14pt" style:font-size-complex="14pt"/>
    </style:style>
    <style:style style:name="ce64" style:family="table-cell" style:parent-style-name="Default" style:data-style-name="N10000">
      <style:text-properties fo:font-size="14pt" style:font-size-asian="14pt" style:font-size-complex="14pt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ext-properties style:font-name="Liberation Sans" style:font-name-asian="Noto Sans CJK SC Regular" style:font-name-complex="FreeSans"/>
    </style:style>
    <style:style style:name="ce68" style:family="table-cell" style:parent-style-name="Default">
      <style:table-cell-properties fo:background-color="#cc66ff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Categories" table:style-name="ta1">
        <table:table-column table:style-name="co1" table:number-columns-repeated="8" table:default-cell-style-name="ce45"/>
        <table:table-column table:style-name="co2" table:number-columns-repeated="56" table:default-cell-style-name="ce45"/>
        <table:table-row table:style-name="ro1">
          <table:table-cell table:style-name="ce57"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llphones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es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reen Protectors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gers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bles</text:p>
          </table:table-cell>
          <table:table-cell table:number-columns-repeated="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wer Banks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adphones</text:p>
          </table:table-cell>
          <table:table-cell table:number-columns-repeated="6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ar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ducts" table:style-name="ta2">
        <table:table-column table:style-name="co3" table:default-cell-style-name="ce45"/>
        <table:table-column table:style-name="co4" table:default-cell-style-name="ce45"/>
        <table:table-column table:style-name="co3" table:number-columns-repeated="1012" table:default-cell-style-name="ce45"/>
        <table:table-row table:style-name="ro1">
          <table:table-cell table:style-name="ce56" office:value-type="string" calcext:value-type="string">
            <text:p>productId</text:p>
          </table:table-cell>
          <table:table-cell table:style-name="ce44" office:value-type="string" calcext:value-type="string">
            <text:p>productName</text:p>
          </table:table-cell>
          <table:table-cell table:style-name="ce57" office:value-type="string" calcext:value-type="string">
            <text:p>categoryId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OnePlus3T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Protective Case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ePlus 3/3T Flip Cover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terbox Case for OnePlus 3/3T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2 StyleSwap Cover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Flip Cover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Silicone Case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Protective Case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X Flip Cover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ePlus X Silicone Case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ePlus X Hard Graft Case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nePlus Powerbank Silicone Case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nePlus iPhone 6/6S Case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nePlus 3/3T Curved Glass Protector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ePlus 3/3T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nePlus 2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ePlus X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nePlus X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nePlus Dash Power Adapter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nePlus Dash Type-C Cable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nePlus USB TypeC OTG Cable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nePlus Dash Car Charger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Plus MicroUSB Cable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nePlus MicroUSB OTG Cable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nePlus MicroUSB Power Adapter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nePlus 10000 mAh Powerbank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nePlus Bullets v2 Headphones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nePlus Icons Headphones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nePlus Travel Backpack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nePlus Travel Messenger Bag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nePlus Leather Messenger Bag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nePlus Never Settle T-Shirt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nePlus Dash T-Shirt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 table:number-rows-repeated="1048540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Options" table:style-name="ta3">
        <table:table-column table:style-name="co5" table:default-cell-style-name="ce45"/>
        <table:table-column table:style-name="co1" table:number-columns-repeated="3" table:default-cell-style-name="ce45"/>
        <table:table-column table:style-name="co6" table:default-cell-style-name="ce45"/>
        <table:table-column table:style-name="co7" table:default-cell-style-name="ce45"/>
        <table:table-column table:style-name="co1" table:default-cell-style-name="ce45"/>
        <table:table-column table:style-name="co8" table:default-cell-style-name="ce45"/>
        <table:table-column table:style-name="co3" table:default-cell-style-name="ce64"/>
        <table:table-column table:style-name="co1" table:number-columns-repeated="55" table:default-cell-style-name="ce45"/>
        <table:table-row table:style-name="ro1">
          <table:table-cell table:style-name="ce60" office:value-type="string" calcext:value-type="string">
            <text:p>optionId</text:p>
          </table:table-cell>
          <table:table-cell table:style-name="ce44" office:value-type="string" calcext:value-type="string">
            <text:p>productId</text:p>
          </table:table-cell>
          <table:table-cell table:style-name="ce44" office:value-type="string" calcext:value-type="string">
            <text:p>optionName</text:p>
          </table:table-cell>
          <table:table-cell table:style-name="ce44" office:value-type="string" calcext:value-type="string">
            <text:p>optionImageColor</text:p>
          </table:table-cell>
          <table:table-cell table:style-name="ce44" office:value-type="string" calcext:value-type="string">
            <text:p>optionImageIcon</text:p>
          </table:table-cell>
          <table:table-cell office:value-type="string" calcext:value-type="string">
            <text:p>optionDimensions</text:p>
          </table:table-cell>
          <table:table-cell office:value-type="string" calcext:value-type="string">
            <text:p>optionWeight</text:p>
          </table:table-cell>
          <table:table-cell office:value-type="string" calcext:value-type="string">
            <text:p>optionMaterials</text:p>
          </table:table-cell>
          <table:table-cell table:style-name="ce63" office:value-type="string" calcext:value-type="string">
            <text:p>optionPrice</text:p>
          </table:table-cell>
          <table:table-cell table:number-columns-repeated="5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4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50" office:value-type="string" calcext:value-type="string">
            <text:p>Anodized aluminum</text:p>
          </table:table-cell>
          <table:table-cell office:value-type="float" office:value="439" calcext:value-type="float">
            <text:p>439</text:p>
          </table:table-cell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50" office:value-type="string" calcext:value-type="string">
            <text:p>Anodized aluminum</text:p>
          </table:table-cell>
          <table:table-cell office:value-type="float" office:value="439" calcext:value-type="float">
            <text:p>439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2.5 x 76.8 x 9.2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</text:p>
          </table:table-cell>
          <table:table-cell office:value-type="float" office:value="19.95" calcext:value-type="float">
            <text:p>19.95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3t-protective-case/bamboo/iconbg.jpg</text:p>
          </table:table-cell>
          <table:table-cell office:value-type="string" calcext:value-type="string">
            <text:p>152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Bamboo+Kevlar</text:p>
          </table:table-cell>
          <table:table-cell office:value-type="float" office:value="24.95" calcext:value-type="float">
            <text:p>24.95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ony Wood</text:p>
          </table:table-cell>
          <table:table-cell/>
          <table:table-cell office:value-type="string" calcext:value-type="string">
            <text:p>/cases/3t-protective-case/ebony-wood/iconbg.jpg</text:p>
          </table:table-cell>
          <table:table-cell office:value-type="string" calcext:value-type="string">
            <text:p>153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Ebony+Kevlar</text:p>
          </table:table-cell>
          <table:table-cell office:value-type="float" office:value="24.95" calcext:value-type="float">
            <text:p>24.95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3t-protective-case/karbon/iconbg.jpg</text:p>
          </table:table-cell>
          <table:table-cell office:value-type="string" calcext:value-type="string">
            <text:p>154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Kevlar</text:p>
          </table:table-cell>
          <table:table-cell office:value-type="float" office:value="24.95" calcext:value-type="float">
            <text:p>24.95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3t-protective-case/rosewood/iconbg.jpg</text:p>
          </table:table-cell>
          <table:table-cell office:value-type="string" calcext:value-type="string">
            <text:p>155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Rosewood+Kevlar</text:p>
          </table:table-cell>
          <table:table-cell office:value-type="float" office:value="24.95" calcext:value-type="float">
            <text:p>24.95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5 x 78.5 x 13mm</text:p>
          </table:table-cell>
          <table:table-cell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office:value-type="float" office:value="19.95" calcext:value-type="float">
            <text:p>19.95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5 x 78.5 x13mm</text:p>
          </table:table-cell>
          <table:table-cell table:style-name="ce50"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office:value-type="float" office:value="19.95" calcext:value-type="float">
            <text:p>19.95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dinal Red</text:p>
          </table:table-cell>
          <table:table-cell office:value-type="string" calcext:value-type="string">
            <text:p>#8A343D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office:value-type="float" office:value="24.95" calcext:value-type="float">
            <text:p>24.95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office:value-type="float" office:value="24.95" calcext:value-type="float">
            <text:p>24.95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haran 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office:value-type="float" office:value="24.95" calcext:value-type="float">
            <text:p>24.95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2-styleswap/bamboo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Bamboo</text:p>
          </table:table-cell>
          <table:table-cell office:value-type="float" office:value="18.89" calcext:value-type="float">
            <text:p>18.89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2-styleswap/black-apricot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office:value-type="float" office:value="18.89" calcext:value-type="float">
            <text:p>18.89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2-styleswap/karbon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Kevlar</text:p>
          </table:table-cell>
          <table:table-cell office:value-type="float" office:value="18.89" calcext:value-type="float">
            <text:p>18.89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2-styleswap/rosewood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office:value-type="float" office:value="18.89" calcext:value-type="float">
            <text:p>18.89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 table:style-name="Default"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office:value-type="float" office:value="13.99" calcext:value-type="float">
            <text:p>13.99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office:value-type="float" office:value="13.99" calcext:value-type="float">
            <text:p>13.99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office:value-type="float" office:value="13.99" calcext:value-type="float">
            <text:p>13.99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9BC9E3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office:value-type="float" office:value="13.99" calcext:value-type="float">
            <text:p>13.99</text:p>
          </table:table-cell>
          <table:table-cell table:number-columns-repeated="5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#FBD326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office:value-type="float" office:value="13.99" calcext:value-type="float">
            <text:p>13.99</text:p>
          </table:table-cell>
          <table:table-cell table:number-columns-repeated="5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office:value-type="float" office:value="10.49" calcext:value-type="float">
            <text:p>10.49</text:p>
          </table:table-cell>
          <table:table-cell table:number-columns-repeated="5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office:value-type="float" office:value="10.49" calcext:value-type="float">
            <text:p>10.49</text:p>
          </table:table-cell>
          <table:table-cell table:number-columns-repeated="5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office:value-type="float" office:value="10.49" calcext:value-type="float">
            <text:p>10.49</text:p>
          </table:table-cell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Sandstone PET</text:p>
          </table:table-cell>
          <table:table-cell office:value-type="float" office:value="13.99" calcext:value-type="float">
            <text:p>13.99</text:p>
          </table:table-cell>
          <table:table-cell table:number-columns-repeated="5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mboo</text:p>
          </table:table-cell>
          <table:table-cell table:style-name="Default"/>
          <table:table-cell office:value-type="string" calcext:value-type="string">
            <text:p>/cases/x-protective-case/bamboo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an Bamboo</text:p>
          </table:table-cell>
          <table:table-cell office:value-type="float" office:value="17.49" calcext:value-type="float">
            <text:p>17.49</text:p>
          </table:table-cell>
          <table:table-cell table:number-columns-repeated="5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x-protective-case/black-apricot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Black Apricot</text:p>
          </table:table-cell>
          <table:table-cell office:value-type="float" office:value="17.49" calcext:value-type="float">
            <text:p>17.49</text:p>
          </table:table-cell>
          <table:table-cell table:number-columns-repeated="5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x-protective-case/karbon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DuPont Kevlar fiber</text:p>
          </table:table-cell>
          <table:table-cell office:value-type="float" office:value="17.49" calcext:value-type="float">
            <text:p>17.49</text:p>
          </table:table-cell>
          <table:table-cell table:number-columns-repeated="5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x-protective-case/rosewood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Rosewood</text:p>
          </table:table-cell>
          <table:table-cell office:value-type="float" office:value="17.49" calcext:value-type="float">
            <text:p>17.49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office:value-type="float" office:value="10.49" calcext:value-type="float">
            <text:p>10.49</text:p>
          </table:table-cell>
          <table:table-cell table:number-columns-repeated="5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office:value-type="float" office:value="10.49" calcext:value-type="float">
            <text:p>10.49</text:p>
          </table:table-cell>
          <table:table-cell table:number-columns-repeated="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#E6621D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office:value-type="float" office:value="10.49" calcext:value-type="float">
            <text:p>10.49</text:p>
          </table:table-cell>
          <table:table-cell table:number-columns-repeated="5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office:value-type="float" office:value="10.49" calcext:value-type="float">
            <text:p>10.49</text:p>
          </table:table-cell>
          <table:table-cell table:number-columns-repeated="5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office:value-type="float" office:value="10.49" calcext:value-type="float">
            <text:p>10.49</text:p>
          </table:table-cell>
          <table:table-cell table:number-columns-repeated="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office:value-type="float" office:value="10.49" calcext:value-type="float">
            <text:p>10.49</text:p>
          </table:table-cell>
          <table:table-cell table:number-columns-repeated="5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office:value-type="float" office:value="10.49" calcext:value-type="float">
            <text:p>10.49</text:p>
          </table:table-cell>
          <table:table-cell table:number-columns-repeated="5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office:value-type="float" office:value="10.49" calcext:value-type="float">
            <text:p>10.49</text:p>
          </table:table-cell>
          <table:table-cell table:number-columns-repeated="5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#E8E8EA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office:value-type="float" office:value="6.29" calcext:value-type="float">
            <text:p>6.29</text:p>
          </table:table-cell>
          <table:table-cell table:number-columns-repeated="5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office:value-type="float" office:value="6.29" calcext:value-type="float">
            <text:p>6.29</text:p>
          </table:table-cell>
          <table:table-cell table:number-columns-repeated="5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#333C4B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office:value-type="float" office:value="59.49" calcext:value-type="float">
            <text:p>59.49</text:p>
          </table:table-cell>
          <table:table-cell table:number-columns-repeated="5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#797876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office:value-type="float" office:value="59.49" calcext:value-type="float">
            <text:p>59.49</text:p>
          </table:table-cell>
          <table:table-cell table:number-columns-repeated="5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office:value-type="float" office:value="4.54" calcext:value-type="float">
            <text:p>4.54</text:p>
          </table:table-cell>
          <table:table-cell table:number-columns-repeated="5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office:value-type="float" office:value="4.54" calcext:value-type="float">
            <text:p>4.54</text:p>
          </table:table-cell>
          <table:table-cell table:number-columns-repeated="5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#A9C500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office:value-type="float" office:value="4.54" calcext:value-type="float">
            <text:p>4.54</text:p>
          </table:table-cell>
          <table:table-cell table:number-columns-repeated="5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office:value-type="float" office:value="4.54" calcext:value-type="float">
            <text:p>4.54</text:p>
          </table:table-cell>
          <table:table-cell table:number-columns-repeated="5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table:number-columns-repeated="2" table:style-name="ce50" office:value-type="string" calcext:value-type="string">
            <text:p>Not Specified</text:p>
          </table:table-cell>
          <table:table-cell office:value-type="string" calcext:value-type="string">
            <text:p>PC</text:p>
          </table:table-cell>
          <table:table-cell office:value-type="float" office:value="13.99" calcext:value-type="float">
            <text:p>13.99</text:p>
          </table:table-cell>
          <table:table-cell table:number-columns-repeated="5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table:style-name="ce50" office:value-type="string" calcext:value-type="string">
            <text:p>149.6 x 71.5 x 0.6mm</text:p>
          </table:table-cell>
          <table:table-cell table:style-name="ce50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office:value-type="float" office:value="19.95" calcext:value-type="float">
            <text:p>19.95</text:p>
          </table:table-cell>
          <table:table-cell table:number-columns-repeated="5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style-name="ce50" office:value-type="string" calcext:value-type="string">
            <text:p>149.6 x 71.5 x 0.6mm</text:p>
          </table:table-cell>
          <table:table-cell table:style-name="ce50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office:value-type="float" office:value="19.95" calcext:value-type="float">
            <text:p>19.95</text:p>
          </table:table-cell>
          <table:table-cell table:number-columns-repeated="5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50" office:value-type="string" calcext:value-type="string">
            <text:p>144 x 66.2 x 0.45mm</text:p>
          </table:table-cell>
          <table:table-cell table:style-name="ce50" office:value-type="string" calcext:value-type="string">
            <text:p>9g</text:p>
          </table:table-cell>
          <table:table-cell office:value-type="string" calcext:value-type="string">
            <text:p>Glass</text:p>
          </table:table-cell>
          <table:table-cell office:value-type="float" office:value="12.95" calcext:value-type="float">
            <text:p>12.95</text:p>
          </table:table-cell>
          <table:table-cell table:number-columns-repeated="5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ce50" office:value-type="string" calcext:value-type="string">
            <text:p>148.8 x 71.9 x 0.15mm</text:p>
          </table:table-cell>
          <table:table-cell table:style-name="ce50" office:value-type="string" calcext:value-type="string">
            <text:p>4.5g</text:p>
          </table:table-cell>
          <table:table-cell office:value-type="string" calcext:value-type="string">
            <text:p>PET</text:p>
          </table:table-cell>
          <table:table-cell office:value-type="float" office:value="5.99" calcext:value-type="float">
            <text:p>5.99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50" office:value-type="string" calcext:value-type="string">
            <text:p>132.5 x 62 x 0.2mm</text:p>
          </table:table-cell>
          <table:table-cell table:style-name="ce50" office:value-type="string" calcext:value-type="string">
            <text:p>9g</text:p>
          </table:table-cell>
          <table:table-cell office:value-type="string" calcext:value-type="string">
            <text:p>Tempered Glass</text:p>
          </table:table-cell>
          <table:table-cell office:value-type="float" office:value="12.99" calcext:value-type="float">
            <text:p>12.99</text:p>
          </table:table-cell>
          <table:table-cell table:number-columns-repeated="5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50" office:value-type="string" calcext:value-type="string">
            <text:p>132.5 x 62 x 0.15mm</text:p>
          </table:table-cell>
          <table:table-cell table:style-name="ce50" office:value-type="string" calcext:value-type="string">
            <text:p>4g</text:p>
          </table:table-cell>
          <table:table-cell office:value-type="string" calcext:value-type="string">
            <text:p>PET</text:p>
          </table:table-cell>
          <table:table-cell office:value-type="float" office:value="5.99" calcext:value-type="float">
            <text:p>5.99</text:p>
          </table:table-cell>
          <table:table-cell table:number-columns-repeated="5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 10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float" office:value="19.95" calcext:value-type="float">
            <text:p>19.95</text:p>
          </table:table-cell>
          <table:table-cell table:number-columns-repeated="5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style-name="ce50" office:value-type="string" calcext:value-type="string">
            <text:p>US 15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float" office:value="19.95" calcext:value-type="float">
            <text:p>19.95</text:p>
          </table:table-cell>
          <table:table-cell table:number-columns-repeated="5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0cm</text:p>
          </table:table-cell>
          <table:table-cell table:number-columns-repeated="2"/>
          <table:table-cell office:value-type="string" calcext:value-type="string">
            <text:p>100cm long</text:p>
          </table:table-cell>
          <table:table-cell office:value-type="string" calcext:value-type="string">
            <text:p>40g</text:p>
          </table:table-cell>
          <table:table-cell office:value-type="string" calcext:value-type="string">
            <text:p>TPE+PC+PBT</text:p>
          </table:table-cell>
          <table:table-cell office:value-type="float" office:value="14.95" calcext:value-type="float">
            <text:p>14.95</text:p>
          </table:table-cell>
          <table:table-cell table:number-columns-repeated="5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0cm</text:p>
          </table:table-cell>
          <table:table-cell table:number-columns-repeated="2"/>
          <table:table-cell office:value-type="string" calcext:value-type="string">
            <text:p>150cm long</text:p>
          </table:table-cell>
          <table:table-cell office:value-type="string" calcext:value-type="string">
            <text:p>56g</text:p>
          </table:table-cell>
          <table:table-cell office:value-type="string" calcext:value-type="string">
            <text:p>TPE+PC+PBT</text:p>
          </table:table-cell>
          <table:table-cell office:value-type="float" office:value="19.95" calcext:value-type="float">
            <text:p>19.95</text:p>
          </table:table-cell>
          <table:table-cell table:number-columns-repeated="5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10cm long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TPE</text:p>
          </table:table-cell>
          <table:table-cell office:value-type="float" office:value="9.95" calcext:value-type="float">
            <text:p>9.95</text:p>
          </table:table-cell>
          <table:table-cell table:number-columns-repeated="5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style-name="ce50" office:value-type="string" calcext:value-type="string">
            <text:p>Not Specified</text:p>
          </table:table-cell>
          <table:table-cell office:value-type="float" office:value="29.95" calcext:value-type="float">
            <text:p>29.95</text:p>
          </table:table-cell>
          <table:table-cell table:number-columns-repeated="5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150cm long</text:p>
          </table:table-cell>
          <table:table-cell/>
          <table:table-cell table:style-name="ce50" office:value-type="string" calcext:value-type="string">
            <text:p>Not Specified</text:p>
          </table:table-cell>
          <table:table-cell office:value-type="float" office:value="5.99" calcext:value-type="float">
            <text:p>5.99</text:p>
          </table:table-cell>
          <table:table-cell table:number-columns-repeated="5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7.5cm long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ot Specified</text:p>
          </table:table-cell>
          <table:table-cell office:value-type="float" office:value="7.99" calcext:value-type="float">
            <text:p>7.99</text:p>
          </table:table-cell>
          <table:table-cell table:number-columns-repeated="5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Not Specified</text:p>
          </table:table-cell>
          <table:table-cell/>
          <table:table-cell office:value-type="string" calcext:value-type="string">
            <text:p>Not Specified</text:p>
          </table:table-cell>
          <table:table-cell office:value-type="float" office:value="6.99" calcext:value-type="float">
            <text:p>6.99</text:p>
          </table:table-cell>
          <table:table-cell table:number-columns-repeated="5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ack</text:p>
          </table:table-cell>
          <table:table-cell table:style-name="ce50" office:value-type="string" calcext:value-type="string">
            <text:p>#333333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float" office:value="19" calcext:value-type="float">
            <text:p>19</text:p>
          </table:table-cell>
          <table:table-cell table:number-columns-repeated="5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float" office:value="19" calcext:value-type="float">
            <text:p>19</text:p>
          </table:table-cell>
          <table:table-cell table:number-columns-repeated="5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ack</text:p>
          </table:table-cell>
          <table:table-cell table:style-name="ce50" office:value-type="string" calcext:value-type="string">
            <text:p>#333333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office:value-type="float" office:value="19.95" calcext:value-type="float">
            <text:p>19.95</text:p>
          </table:table-cell>
          <table:table-cell table:number-columns-repeated="5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office:value-type="float" office:value="19.95" calcext:value-type="float">
            <text:p>19.95</text:p>
          </table:table-cell>
          <table:table-cell table:number-columns-repeated="5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#EFDFB4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office:value-type="float" office:value="49.99" calcext:value-type="float">
            <text:p>49.99</text:p>
          </table:table-cell>
          <table:table-cell table:number-columns-repeated="5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#B9B9B9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office:value-type="float" office:value="49.99" calcext:value-type="float">
            <text:p>49.99</text:p>
          </table:table-cell>
          <table:table-cell table:number-columns-repeated="5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445 x 150 x 450mm</text:p>
          </table:table-cell>
          <table:table-cell office:value-type="string" calcext:value-type="string">
            <text:p>708g</text:p>
          </table:table-cell>
          <table:table-cell office:value-type="string" calcext:value-type="string">
            <text:p>600D Polyester</text:p>
          </table:table-cell>
          <table:table-cell office:value-type="float" office:value="50" calcext:value-type="float">
            <text:p>50</text:p>
          </table:table-cell>
          <table:table-cell table:number-columns-repeated="5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ack</text:p>
          </table:table-cell>
          <table:table-cell table:style-name="ce50" office:value-type="string" calcext:value-type="string">
            <text:p>#333333</text:p>
          </table:table-cell>
          <table:table-cell/>
          <table:table-cell office:value-type="string" calcext:value-type="string">
            <text:p>350 x 130 x 390mm</text:p>
          </table:table-cell>
          <table:table-cell office:value-type="string" calcext:value-type="string">
            <text:p>740g</text:p>
          </table:table-cell>
          <table:table-cell office:value-type="string" calcext:value-type="string">
            <text:p>Canvas</text:p>
          </table:table-cell>
          <table:table-cell office:value-type="float" office:value="50" calcext:value-type="float">
            <text:p>50</text:p>
          </table:table-cell>
          <table:table-cell table:number-columns-repeated="5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ue Gray</text:p>
          </table:table-cell>
          <table:table-cell office:value-type="string" calcext:value-type="string">
            <text:p>#3F5263</text:p>
          </table:table-cell>
          <table:table-cell/>
          <table:table-cell office:value-type="string" calcext:value-type="string">
            <text:p>351 x 130 x 390mm</text:p>
          </table:table-cell>
          <table:table-cell office:value-type="string" calcext:value-type="string">
            <text:p>741g</text:p>
          </table:table-cell>
          <table:table-cell office:value-type="string" calcext:value-type="string">
            <text:p>Canvas</text:p>
          </table:table-cell>
          <table:table-cell office:value-type="float" office:value="50" calcext:value-type="float">
            <text:p>50</text:p>
          </table:table-cell>
          <table:table-cell table:number-columns-repeated="5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380 x 290 x 130mm</text:p>
          </table:table-cell>
          <table:table-cell office:value-type="string" calcext:value-type="string">
            <text:p>930g</text:p>
          </table:table-cell>
          <table:table-cell office:value-type="string" calcext:value-type="string">
            <text:p>Canvas + Leather</text:p>
          </table:table-cell>
          <table:table-cell office:value-type="float" office:value="99" calcext:value-type="float">
            <text:p>99</text:p>
          </table:table-cell>
          <table:table-cell table:number-columns-repeated="5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5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6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7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8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9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0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1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2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3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4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5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6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7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8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9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10% Cotton, 5% Polyurethane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50" office:value-type="string" calcext:value-type="string">
            <text:p>Anodized aluminum</text:p>
          </table:table-cell>
          <table:table-cell office:value-type="float" office:value="479" calcext:value-type="float">
            <text:p>479</text:p>
          </table:table-cell>
          <table:table-cell table:number-columns-repeated="5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50" office:value-type="string" calcext:value-type="string">
            <text:p>Anodized aluminum</text:p>
          </table:table-cell>
          <table:table-cell office:value-type="float" office:value="479" calcext:value-type="float">
            <text:p>479</text:p>
          </table:table-cell>
          <table:table-cell table:number-columns-repeated="55"/>
        </table:table-row>
        <table:table-row table:style-name="ro1" table:number-rows-repeated="104848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ptionImages" table:style-name="ta4">
        <table:table-column table:style-name="co2" table:default-cell-style-name="Default"/>
        <table:table-column table:style-name="co2" table:default-cell-style-name="ce62"/>
        <table:table-column table:style-name="co9" table:default-cell-style-name="ce62"/>
        <table:table-column table:style-name="co2" table:number-columns-repeated="5" table:default-cell-style-name="Default"/>
        <table:table-column table:style-name="co2" table:default-cell-style-name="ce67"/>
        <table:table-row table:style-name="ro2">
          <table:table-cell office:value-type="string" calcext:value-type="string">
            <text:p>imageId</text:p>
          </table:table-cell>
          <table:table-cell office:value-type="string" calcext:value-type="string">
            <text:p>optionId</text:p>
          </table:table-cell>
          <table:table-cell office:value-type="string" calcext:value-type="string">
            <text:p>imageUrl</text:p>
          </table:table-cell>
          <table:table-cell table:number-columns-repeated="5"/>
          <table:table-cell table:style-name="Default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oneplus3t/3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oneplus3t/3t-gold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.png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-side-left.png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-side-right.png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front.png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side.png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.png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-side-left.png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-side-right.png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front.png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side.png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.png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-side-left.png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-side-right.png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front.png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side.png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.png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-side-left.png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-side-right.png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front.png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side.png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.png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-side-left.png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-side-right.png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front.png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side.png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cover/black/back.png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cover/black/front.png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-cover/black/side.png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cover/gray/back.png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cover/gray/front.png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-cover/gray/side.png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back.png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back-front.png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front.png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back.png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back-front.png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front.png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back.png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back-front.png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front.png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/cases/2-styleswap/bamboo/back.png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/cases/2-styleswap/black-apricot/back.png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cases/2-styleswap/karbon/back.png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cases/2-styleswap/rosewood/back.png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/cases/2-flipcover/black/black-front.png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cases/2-flipcover/white/white-front.png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/cases/2-flipcover/gray/gray-front.png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cases/2-flipcover/blue/blue-front.png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/cases/2-flipcover/yellow/yellow-front.png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/cases/2-siliconecase/red/red-back.png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cases/2-siliconecase/white/white-back.png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/cases/2-siliconecase/blue/blue-back.png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/cases/x-protective-case/sandstone/sandstone-back.png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/cases/x-protective-case/bamboo/bamboo-back.png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/cases/x-protective-case/black-apricot/black-apricot-back.png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/cases/x-protective-case/karbon/karbon-back.png</text:p>
          </table:table-cell>
          <table:table-cell table:number-columns-repeated="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/cases/x-protective-case/rosewood/rosewood-back.png</text:p>
          </table:table-cell>
          <table:table-cell table:number-columns-repeated="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cases/x-flipcover/black/black-front.png</text:p>
          </table:table-cell>
          <table:table-cell table:number-columns-repeated="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/cases/x-flipcover/white/white-front.png</text:p>
          </table:table-cell>
          <table:table-cell table:number-columns-repeated="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/cases/x-flipcover/orange/orange-front.png</text:p>
          </table:table-cell>
          <table:table-cell table:number-columns-repeated="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/cases/x-flipcover/gray/gray-front.png</text:p>
          </table:table-cell>
          <table:table-cell table:number-columns-repeated="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/cases/x-silicone/red/red-back.png</text:p>
          </table:table-cell>
          <table:table-cell table:number-columns-repeated="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/cases/x-silicone/black/black-back.png</text:p>
          </table:table-cell>
          <table:table-cell table:number-columns-repeated="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/cases/x-silicone/white/white-back.png</text:p>
          </table:table-cell>
          <table:table-cell table:number-columns-repeated="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/cases/x-silicone/blue/blue-back.png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/cases/x-translucent/clear/clear-back.png</text:p>
          </table:table-cell>
          <table:table-cell table:number-columns-repeated="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/cases/x-translucent/gray/gray-back.png</text:p>
          </table:table-cell>
          <table:table-cell table:number-columns-repeated="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front.png</text:p>
          </table:table-cell>
          <table:table-cell table:number-columns-repeated="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back.png</text:p>
          </table:table-cell>
          <table:table-cell table:number-columns-repeated="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side.png</text:p>
          </table:table-cell>
          <table:table-cell table:number-columns-repeated="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front.png</text:p>
          </table:table-cell>
          <table:table-cell table:number-columns-repeated="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back.png</text:p>
          </table:table-cell>
          <table:table-cell table:number-columns-repeated="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side.png</text:p>
          </table:table-cell>
          <table:table-cell table:number-columns-repeated="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/cases/powerbank-silicone/black/black-front.png</text:p>
          </table:table-cell>
          <table:table-cell table:number-columns-repeated="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/cases/powerbank-silicone/white/white-front.png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/cases/powerbank-silicone/green/green-front.png</text:p>
          </table:table-cell>
          <table:table-cell table:number-columns-repeated="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/cases/powerbank-silicone/blue/blue-front.png</text:p>
          </table:table-cell>
          <table:table-cell table:number-columns-repeated="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/cases/iphone6-6s-case/sandstone/back.png</text:p>
          </table:table-cell>
          <table:table-cell table:number-columns-repeated="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/cases/iphone6-6s-case/sandstone/back-side-left.png</text:p>
          </table:table-cell>
          <table:table-cell table:number-columns-repeated="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screen-protectors/3-3t-curved-glass/black/box.png</text:p>
          </table:table-cell>
          <table:table-cell table:number-columns-repeated="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screen-protectors/3-3t-curved-glass/black/black-front.png</text:p>
          </table:table-cell>
          <table:table-cell table:number-columns-repeated="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screen-protectors/3-3t-curved-glass/white/box.png</text:p>
          </table:table-cell>
          <table:table-cell table:number-columns-repeated="6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screen-protectors/3-3t-curved-glass/white/white-front.png</text:p>
          </table:table-cell>
          <table:table-cell table:number-columns-repeated="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box.png</text:p>
          </table:table-cell>
          <table:table-cell table:number-columns-repeated="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.png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-side-right.png</text:p>
          </table:table-cell>
          <table:table-cell table:number-columns-repeated="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-side-horizontal.png</text:p>
          </table:table-cell>
          <table:table-cell table:number-columns-repeated="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/screen-protectors/2-premium/box.png</text:p>
          </table:table-cell>
          <table:table-cell table:number-columns-repeated="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/screen-protectors/x-glass/box.png</text:p>
          </table:table-cell>
          <table:table-cell table:number-columns-repeated="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screen-protectors/x-premium/box.png</text:p>
          </table:table-cell>
          <table:table-cell table:number-columns-repeated="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/chargers/dash-power-adapter/front.png</text:p>
          </table:table-cell>
          <table:table-cell table:number-columns-repeated="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/chargers/dash-power-adapter/front.png</text:p>
          </table:table-cell>
          <table:table-cell table:number-columns-repeated="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/cables/dash-cable/100/side.png</text:p>
          </table:table-cell>
          <table:table-cell table:number-columns-repeated="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/cables/dash-cable/150/side.png</text:p>
          </table:table-cell>
          <table:table-cell table:number-columns-repeated="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cables/c-otg/side-stretched.png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cables/c-otg/side-curled.png</text:p>
          </table:table-cell>
          <table:table-cell table:number-columns-repeated="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side-right.png</text:p>
          </table:table-cell>
          <table:table-cell table:number-columns-repeated="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top-down.png</text:p>
          </table:table-cell>
          <table:table-cell table:number-columns-repeated="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included-cable.png</text:p>
          </table:table-cell>
          <table:table-cell table:number-columns-repeated="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/cables/micro-usb/150/side.png</text:p>
          </table:table-cell>
          <table:table-cell table:number-columns-repeated="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/cables/micro-usb-otg/side-curled.png</text:p>
          </table:table-cell>
          <table:table-cell table:number-columns-repeated="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/chargers/usb-power-adapter/side.png</text:p>
          </table:table-cell>
          <table:table-cell table:number-columns-repeated="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/power-banks/oneplus-power-bank/black/front.png</text:p>
          </table:table-cell>
          <table:table-cell table:number-columns-repeated="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/power-banks/oneplus-power-bank/white/front.png</text:p>
          </table:table-cell>
          <table:table-cell table:number-columns-repeated="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/audio/bullets-v2/black/front.png</text:p>
          </table:table-cell>
          <table:table-cell table:number-columns-repeated="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/audio/bullets-v2/white/front.png</text:p>
          </table:table-cell>
          <table:table-cell table:number-columns-repeated="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/audio/icons/gold/front.png</text:p>
          </table:table-cell>
          <table:table-cell table:number-columns-repeated="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/audio/icons/graphite/front.png</text:p>
          </table:table-cell>
          <table:table-cell table:number-columns-repeated="6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side-left.png</text:p>
          </table:table-cell>
          <table:table-cell table:number-columns-repeated="6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front.png</text:p>
          </table:table-cell>
          <table:table-cell table:number-columns-repeated="6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back.png</text:p>
          </table:table-cell>
          <table:table-cell table:number-columns-repeated="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/gear/oneplus-travel-messenger/black/side-left.png</text:p>
          </table:table-cell>
          <table:table-cell table:number-columns-repeated="6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/gear/oneplus-travel-messenger/blue-gray/side-left.png</text:p>
          </table:table-cell>
          <table:table-cell table:number-columns-repeated="6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side-left.png</text:p>
          </table:table-cell>
          <table:table-cell table:number-columns-repeated="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side.png</text:p>
          </table:table-cell>
          <table:table-cell table:number-columns-repeated="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back.png</text:p>
          </table:table-cell>
          <table:table-cell table:number-columns-repeated="6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oneplus3t/3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oneplus3t/3t-gold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</table:table>
      <table:table table:name="Bundles" table:style-name="ta5">
        <table:table-column table:style-name="co10" table:default-cell-style-name="ce45"/>
        <table:table-column table:style-name="co11" table:default-cell-style-name="ce45"/>
        <table:table-column table:style-name="co10" table:default-cell-style-name="ce45"/>
        <table:table-column table:style-name="co1" table:number-columns-repeated="1007" table:default-cell-style-name="ce45"/>
        <table:table-row table:style-name="ro1">
          <table:table-cell table:style-name="ce68" office:value-type="string" calcext:value-type="string">
            <text:p>bundleId</text:p>
          </table:table-cell>
          <table:table-cell office:value-type="string" calcext:value-type="string">
            <text:p>bundleName</text:p>
          </table:table-cell>
          <table:table-cell office:value-type="string" calcext:value-type="string">
            <text:p>discount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Plus 3/3T Go Big Or Go Home Bundle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Essentials Bundle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sh Power Bundle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Plus 3/3T StyleSwap Bundle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Power Up! Bundle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Go Big Or Go Home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Essentials Bundle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Essentials Bundle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Gear Bundle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 table:number-rows-repeated="1048565">
          <table:table-cell table:number-columns-repeated="1010"/>
        </table:table-row>
        <table:table-row table:style-name="ro1">
          <table:table-cell table:number-columns-repeated="1010"/>
        </table:table-row>
      </table:table>
      <table:table table:name="BundleImages" table:style-name="ta4">
        <table:table-column table:style-name="co12" table:default-cell-style-name="Default"/>
        <table:table-column table:style-name="co2" table:default-cell-style-name="ce62"/>
        <table:table-column table:style-name="co13" table:default-cell-style-name="ce62"/>
        <table:table-row table:style-name="ro3">
          <table:table-cell office:value-type="string" calcext:value-type="string">
            <text:p>bundleImageId</text:p>
          </table:table-cell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imageUrl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bundles/go-big-go-home/black-apricot.p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ebony-wood.png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karbon.p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rosewood.png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sandstone.png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black-apricot.png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ebony-wood.png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karbon.png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rosewood.png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sandstone.png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-left.png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.png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-european.png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dash-cable.png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karbon.png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rosewood.png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bamboo.png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black-apricot.png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sandstone.png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translucent.png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green.png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blue.png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black.png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bamboo.png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black-apricot.png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karbon.png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rosewood.png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bamboo.png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black-apricot.png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karbon.png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rosewood.png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bamboo.png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black-apricot.png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karbon.png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rosewood.png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sandstone.png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backpack-dash.png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travel-blue-dash.png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travel-black-dash.png</text:p>
          </table:table-cell>
        </table:table-row>
      </table:table>
      <table:table table:name="BundleProducts" table:style-name="ta4">
        <table:table-column table:style-name="co14" table:default-cell-style-name="ce62"/>
        <table:table-column table:style-name="co2" table:default-cell-style-name="ce62"/>
        <table:table-row table:style-name="ro3"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productI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BundleCategories" table:style-name="ta4">
        <table:table-column table:style-name="co15" table:default-cell-style-name="ce62"/>
        <table:table-column table:style-name="co2" table:default-cell-style-name="ce62"/>
        <table:table-row table:style-name="ro3"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categoryI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8:59:53.326304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3-13T09:01:18.372141274</meta:creation-date>
    <dc:date>2020-05-11T19:01:16.317542638</dc:date>
    <meta:editing-duration>PT16H7M30S</meta:editing-duration>
    <meta:editing-cycles>103</meta:editing-cycles>
    <meta:generator>LibreOffice/6.4.2.2$Linux_X86_64 LibreOffice_project/40$Build-2</meta:generator>
    <meta:document-statistic meta:table-count="8" meta:cell-count="1455" meta:object-count="0"/>
  </office:meta>
</office:document-meta>
</file>